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intony" svg:font-family="Sintony, sans-serif"/>
    <style:font-face style:name="Sintony1" svg:font-family="Sintony, serif"/>
    <style:font-face style:name="Taviraj" svg:font-family="Taviraj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2917in" fo:text-align="start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Sintony" fo:font-size="14.2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4" style:family="paragraph" style:parent-style-name="Text_20_body">
      <style:paragraph-properties fo:margin-left="0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font-style="normal" style:text-underline-style="none" fo:font-weight="normal" style:text-blinking="false"/>
    </style:style>
    <style:style style:name="P5" style:family="paragraph" style:parent-style-name="Text_20_body">
      <style:paragraph-properties fo:margin-left="0in" fo:margin-right="0in" fo:margin-top="0in" fo:margin-bottom="0in" style:line-height-at-least="0.2917in" fo:text-align="start" style:justify-single-word="false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in" fo:margin-right="0in" fo:margin-top="0in" fo:margin-bottom="0in" style:line-height-at-least="0.2917in" fo:text-align="start" style:justify-single-word="false" fo:text-indent="0in" style:auto-text-indent="false" fo:padding="0in" fo:border="none"/>
      <style:text-properties fo:color="#000000"/>
    </style:style>
    <style:style style:name="P8" style:family="paragraph" style:parent-style-name="Heading_20_4">
      <style:text-properties fo:color="#182a53" style:font-name="Taviraj" fo:font-size="14.25pt" fo:letter-spacing="0.0209in" fo:font-weight="bold"/>
    </style:style>
    <style:style style:name="P9" style:family="paragraph" style:parent-style-name="Text_20_body">
      <style:paragraph-properties fo:margin-top="0in" fo:margin-bottom="0in" style:line-height-at-least="0.2917in" fo:text-align="justify" style:justify-single-word="false" fo:padding="0in" fo:border="none"/>
      <style:text-properties fo:color="#000000" style:font-name="Sintony1" fo:font-size="14.25pt" fo:font-weight="normal"/>
    </style:style>
    <style:style style:name="T1" style:family="text">
      <style:text-properties fo:font-variant="normal" fo:text-transform="none" fo:color="#000000" fo:letter-spacing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.2083in" fo:margin-bottom="0.2083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draw:frame draw:style-name="fr1" draw:name="graphics1" text:anchor-type="as-char" svg:width="10.4272in" svg:height="1.3752in" draw:z-index="0"><draw:image xlink:href="https://techacademystorage.blob.core.windows.net/c-sharp-dot-net/bool_and_code_snippet_2.png" xlink:type="simple" xlink:show="embed" xlink:actuate="onLoad"/></draw:frame></text:p>
      <text:p text:style-name="Standard"/>
      <text:p text:style-name="Standard"/>
      <text:p text:style-name="P2">OR is represented by the || symbol, as follows:</text:p>
      <text:p text:style-name="P1"><draw:frame draw:style-name="fr2" draw:name="graphics2" text:anchor-type="as-char" svg:width="11.25in" svg:height="1.4563in" draw:z-index="1"><draw:image xlink:href="https://techacademystorage.blob.core.windows.net/c-sharp-dot-net/bool_or_code_snippet.png" xlink:type="simple" xlink:show="embed" xlink:actuate="onLoad"/></draw:frame></text:p>
      <text:p text:style-name="P3">The output is False.</text:p>
      <text:p text:style-name="Standard"/>
      <text:p text:style-name="Standard"/>
      <text:p text:style-name="Standard"/>
      <text:p text:style-name="Standard"><text:s/><text:span text:style-name="T1"><draw:frame draw:style-name="fr2" draw:name="graphics3" text:anchor-type="as-char" svg:width="11.25in" svg:height="1.4063in" draw:z-index="2"><draw:image xlink:href="https://techacademystorage.blob.core.windows.net/c-sharp-dot-net/bool_and_code_snippet.png" xlink:type="simple" xlink:show="embed" xlink:actuate="onLoad"/></draw:frame></text:span></text:p>
      <text:p text:style-name="P2">The output is False.</text:p>
      <text:p text:style-name="Standard"/>
      <text:p text:style-name="Standard"/>
      <text:p text:style-name="P1"><draw:frame draw:style-name="fr2" draw:name="graphics4" text:anchor-type="as-char" svg:width="11.25in" svg:height="0.3929in" draw:z-index="3"><draw:image xlink:href="https://techacademystorage.blob.core.windows.net/c-sharp-dot-net/bool_and_or_code_snippet.png" xlink:type="simple" xlink:show="embed" xlink:actuate="onLoad"/></draw:frame></text:p>
      <text:p text:style-name="P3">The output is True.</text:p>
      <text:p text:style-name="P3">For example:</text:p>
      <text:p text:style-name="P1"><text:soft-page-break/><draw:frame draw:style-name="fr2" draw:name="graphics5" text:anchor-type="as-char" svg:width="11.25in" svg:height="3.0819in" draw:z-index="5"><draw:image xlink:href="https://techacademystorage.blob.core.windows.net/c-sharp-dot-net/bool_and_or_code_snippet_2.png" xlink:type="simple" xlink:show="embed" xlink:actuate="onLoad"/></draw:frame></text:p>
      <text:p text:style-name="P3">The output is False.</text:p>
      <text:p text:style-name="Standard"/>
      <text:p text:style-name="Standard"/>
      <text:h text:style-name="P8" text:outline-level="4">THE AND OPERATOR</text:h>
      <text:p text:style-name="Horizontal_20_Line"/>
      <text:section text:style-name="Sect1" text:name="RawHTML-container">
        <text:p text:style-name="P3">C# allows you to get very specific with if statements.</text:p>
        <text:p text:style-name="P3">The expressions before and after the AND operator both have to be true for the code in the curly braces to run:</text:p>
        <text:p text:style-name="P5"><draw:frame draw:style-name="fr2" draw:name="graphics6" text:anchor-type="as-char" svg:width="11.25in" svg:height="0.3929in" draw:z-index="6"><draw:image xlink:href="https://techacademystorage.blob.core.windows.net/c-sharp-dot-net/and_operator_code_snippet.png" xlink:type="simple" xlink:show="embed" xlink:actuate="onLoad"/></draw:frame></text:p>
        <text:p text:style-name="P3">When using the AND operator, for the statement inside the parentheses to evaluate to true, each expression on the left and right of it must be true:</text:p>
        <text:p text:style-name="P5"><draw:frame draw:style-name="fr2" draw:name="graphics7" text:anchor-type="as-char" svg:width="11.25in" svg:height="0.3929in" draw:z-index="7"><draw:image xlink:href="https://techacademystorage.blob.core.windows.net/c-sharp-dot-net/and_operator_code_snippet_2.png" xlink:type="simple" xlink:show="embed" xlink:actuate="onLoad"/></draw:frame></text:p>
        <text:p text:style-name="P3">Let’s see a real-life example:</text:p>
        <text:p text:style-name="P5"><text:soft-page-break/><draw:frame draw:style-name="fr2" draw:name="graphics8" text:anchor-type="as-char" svg:width="11.25in" svg:height="2.1508in" draw:z-index="4"><draw:image xlink:href="https://techacademystorage.blob.core.windows.net/c-sharp-dot-net/and_operator_code_snippet_3.png" xlink:type="simple" xlink:show="embed" xlink:actuate="onLoad"/></draw:frame></text:p>
        <text:p text:style-name="P9"/>
      </text:section>
      <text:p text:style-name="Standard"/>
      <text:p text:style-name="Standard"/>
      <text:h text:style-name="P8" text:outline-level="4">THE OR OPERATOR</text:h>
      <text:p text:style-name="Horizontal_20_Line"/>
      <text:section text:style-name="Sect1" text:name="Section1">
        <text:p text:style-name="P4"><text:bookmark text:name="RawHTML-container"/>As you know, other times you may want to know if just one expression evaluates to true. This is done using the OR operator (||). If one value on the right or left of it evaluates to true, then the code in the curly braces is run:</text:p>
        <text:p text:style-name="P7"><text:soft-page-break/><draw:frame draw:style-name="fr2" draw:name="graphics9" text:anchor-type="as-char" svg:width="11.25in" svg:height="6.7681in" draw:z-index="8"><draw:image xlink:href="https://techacademystorage.blob.core.windows.net/c-sharp-dot-net/or_operator_code_snippet.png" xlink:type="simple" xlink:show="embed" xlink:actuate="onLoad"/></draw:frame></text:p>
        <text:p text:style-name="P4">Or here’s a real-life scenario:</text:p>
        <text:p text:style-name="P7"><draw:frame draw:style-name="fr2" draw:name="graphics10" text:anchor-type="as-char" svg:width="11.25in" svg:height="0.3929in" draw:z-index="9"><draw:image xlink:href="https://techacademystorage.blob.core.windows.net/c-sharp-dot-net/or_operator_code_snippet_2.png" xlink:type="simple" xlink:show="embed" xlink:actuate="onLoad"/></draw:frame></text:p>
        <text:p text:style-name="P4">Here’s another example:</text:p>
        <text:p text:style-name="P6"><draw:frame draw:style-name="fr2" draw:name="graphics11" text:anchor-type="as-char" svg:width="11.25in" svg:height="0.3929in" draw:z-index="10"><draw:image xlink:href="https://techacademystorage.blob.core.windows.net/c-sharp-dot-net/or_operator_code_snippet_3.png" xlink:type="simple" xlink:show="embed" xlink:actuate="onLoad"/></draw:frame></text:p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intony" svg:font-family="Sintony, sans-serif"/>
    <style:font-face style:name="Sintony1" svg:font-family="Sintony, serif"/>
    <style:font-face style:name="Taviraj" svg:font-family="Taviraj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esar Tapia</meta:initial-creator>
    <meta:creation-date>2021-11-30T17:28:53.41</meta:creation-date>
    <dc:date>2021-12-06T17:29:17.21</dc:date>
    <dc:creator>Cesar Tapia</dc:creator>
    <meta:editing-duration>PT5M48S</meta:editing-duration>
    <meta:editing-cycles>2</meta:editing-cycles>
    <meta:generator>OpenOffice/4.1.11$Win32 OpenOffice.org_project/4111m1$Build-9808</meta:generator>
    <meta:document-statistic meta:table-count="0" meta:image-count="11" meta:object-count="0" meta:page-count="5" meta:paragraph-count="26" meta:word-count="152" meta:character-count="808"/>
  </office:meta>
</office:document-meta>
</file>